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3.3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6pt" style:use-optimal-row-height="false" fo:break-before="auto"/>
    </style:style>
    <style:style style:name="ro5" style:family="table-row">
      <style:table-row-properties style:row-height="12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3" table:default-cell-style-name="ce1"/>
        <table:table-column table:style-name="co1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6" table:number-columns-repeated="1008" table:default-cell-style-name="ce1"/>
        <table:table-column table:style-name="co9" table:number-columns-repeated="15359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l [cm]</text:p>
          </table:table-cell>
          <table:table-cell office:value-type="float" office:value="27.2" table:style-name="ce1">
            <text:p>27.2</text:p>
          </table:table-cell>
          <table:table-cell table:style-name="ce1"/>
          <table:table-cell office:value-type="string" table:style-name="ce1">
            <text:p>PI</text:p>
          </table:table-cell>
          <table:table-cell office:value-type="float" office:value="3.14159265358979" table:style-name="ce1">
            <text:p>3.141592654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Gewicht [g]</text:p>
          </table:table-cell>
          <table:table-cell office:value-type="string" table:style-name="ce1">
            <text:p>Stab</text:p>
          </table:table-cell>
          <table:table-cell office:value-type="float" office:value="21.37" table:style-name="ce1">
            <text:p>21.37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Metallklotz</text:p>
          </table:table-cell>
          <table:table-cell office:value-type="float" office:value="214.15" table:style-name="ce1">
            <text:p>214.15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Regmu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 table:style-name="ce1"/>
          <table:table-cell office:value-type="string" table:style-name="ce1">
            <text:p>1 Pendel fre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g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.05" table:formula="msoxl:=D11/$C$11" table:style-name="ce1">
            <text:p>1.05</text:p>
          </table:table-cell>
          <table:table-cell office:value-type="float" office:value="0.95238095238095233" table:formula="msoxl:=1/E11" table:style-name="ce1">
            <text:p>0.952380952</text:p>
          </table:table-cell>
          <table:table-cell office:value-type="float" office:value="5.9839860068376947" table:formula="msoxl:=2*$E$2*F11" table:style-name="ce1">
            <text:p>5.983986007</text:p>
          </table:table-cell>
          <table:table-cell table:number-columns-repeated="16377"/>
        </table:table-row>
        <table:table-row table:style-name="ro5">
          <table:table-cell table:number-columns-repeated="3" table:style-name="ce1"/>
          <table:table-cell office:value-type="float" office:value="20.8" table:style-name="ce1">
            <text:p>20.8</text:p>
          </table:table-cell>
          <table:table-cell office:value-type="float" office:value="1.04" table:formula="msoxl:=D12/$C$11" table:style-name="ce1">
            <text:p>1.04</text:p>
          </table:table-cell>
          <table:table-cell office:value-type="float" office:value="0.96153846153846145" table:formula="msoxl:=1/E12" table:style-name="ce1">
            <text:p>0.961538462</text:p>
          </table:table-cell>
          <table:table-cell office:value-type="float" office:value="6.0415243338265183" table:formula="msoxl:=2*$E$2*F12" table:style-name="ce1">
            <text:p>6.041524334</text:p>
          </table:table-cell>
          <table:table-cell table:number-columns-repeated="16377"/>
        </table:table-row>
        <table:table-row table:style-name="ro5"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.05" table:formula="msoxl:=D13/$C$11" table:style-name="ce1">
            <text:p>1.05</text:p>
          </table:table-cell>
          <table:table-cell office:value-type="float" office:value="0.95238095238095233" table:formula="msoxl:=1/E13" table:style-name="ce1">
            <text:p>0.952380952</text:p>
          </table:table-cell>
          <table:table-cell office:value-type="float" office:value="5.9839860068376947" table:formula="msoxl:=2*$E$2*F13" table:style-name="ce1">
            <text:p>5.983986007</text:p>
          </table:table-cell>
          <table:table-cell table:number-columns-repeated="16377"/>
        </table:table-row>
        <table:table-row table:style-name="ro5"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.05" table:formula="msoxl:=D14/$C$11" table:style-name="ce1">
            <text:p>1.05</text:p>
          </table:table-cell>
          <table:table-cell office:value-type="float" office:value="0.95238095238095233" table:formula="msoxl:=1/E14" table:style-name="ce1">
            <text:p>0.952380952</text:p>
          </table:table-cell>
          <table:table-cell office:value-type="float" office:value="5.9839860068376947" table:formula="msoxl:=2*$E$2*F14" table:style-name="ce1">
            <text:p>5.983986007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Federtiefe [cm]</text:p>
          </table:table-cell>
          <table:table-cell office:value-type="float" office:value="20" table:style-name="ce1">
            <text:p>20</text:p>
          </table:table-cell>
          <table:table-cell table:number-columns-repeated="8" table:style-name="ce1"/>
          <table:table-cell office:value-type="string" table:style-name="ce1">
            <text:p>Federtiefe [cm]</text:p>
          </table:table-cell>
          <table:table-cell office:value-type="float" office:value="15" table:style-name="ce1">
            <text:p>15</text:p>
          </table:table-cell>
          <table:table-cell table:number-columns-repeated="1637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">
            <text:p>In phase</text:p>
          </table:table-cell>
          <table:table-cell office:value-type="string" table:style-name="ce1">
            <text:p>t_ome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g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table:number-columns-repeated="3" table:style-name="ce1"/>
          <table:table-cell office:value-type="string" table:style-name="ce1">
            <text:p>In phase</text:p>
          </table:table-cell>
          <table:table-cell office:value-type="string" table:style-name="ce1">
            <text:p>t_ome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g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table:number-columns-repeated="16367"/>
        </table:table-row>
        <table:table-row table:style-name="ro5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0.6" table:style-name="ce1">
            <text:p>20.6</text:p>
          </table:table-cell>
          <table:table-cell office:value-type="float" office:value="1.03" table:formula="msoxl:=D20/$C$20" table:style-name="ce1">
            <text:p>1.03</text:p>
          </table:table-cell>
          <table:table-cell office:value-type="float" office:value="0.970873786407767" table:formula="msoxl:=1/E20" table:style-name="ce1">
            <text:p>0.970873786</text:p>
          </table:table-cell>
          <table:table-cell office:value-type="float" office:value="6.1001799098830878" table:formula="msoxl:=2*$E$2*F20" table:style-name="ce1">
            <text:p>6.10017991</text:p>
          </table:table-cell>
          <table:table-cell table:number-columns-repeated="5" table:style-name="ce1"/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1.04" table:formula="msoxl:=N20/$M$20" table:style-name="ce1">
            <text:p>1.04</text:p>
          </table:table-cell>
          <table:table-cell office:value-type="float" office:value="0.96153846153846145" table:formula="msoxl:=1/O20" table:style-name="ce1">
            <text:p>0.961538462</text:p>
          </table:table-cell>
          <table:table-cell office:value-type="float" office:value="6.0415243338265183" table:formula="msoxl:=2*$E$2*P20" table:style-name="ce1">
            <text:p>6.041524334</text:p>
          </table:table-cell>
          <table:table-cell table:number-columns-repeated="16367"/>
        </table:table-row>
        <table:table-row table:style-name="ro5"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.05" table:formula="msoxl:=D21/$C$11" table:style-name="ce1">
            <text:p>1.05</text:p>
          </table:table-cell>
          <table:table-cell office:value-type="float" office:value="0.95238095238095233" table:formula="msoxl:=1/E21" table:style-name="ce1">
            <text:p>0.952380952</text:p>
          </table:table-cell>
          <table:table-cell office:value-type="float" office:value="5.9839860068376947" table:formula="msoxl:=2*$E$2*F21" table:style-name="ce1">
            <text:p>5.983986007</text:p>
          </table:table-cell>
          <table:table-cell table:number-columns-repeated="6" table:style-name="ce1"/>
          <table:table-cell office:value-type="float" office:value="52" table:style-name="ce1">
            <text:p>52</text:p>
          </table:table-cell>
          <table:table-cell office:value-type="float" office:value="1.04" table:formula="msoxl:=N21/$M$20" table:style-name="ce1">
            <text:p>1.04</text:p>
          </table:table-cell>
          <table:table-cell office:value-type="float" office:value="0.96153846153846145" table:formula="msoxl:=1/O21" table:style-name="ce1">
            <text:p>0.961538462</text:p>
          </table:table-cell>
          <table:table-cell office:value-type="float" office:value="6.0415243338265183" table:formula="msoxl:=2*$E$2*P21" table:style-name="ce1">
            <text:p>6.041524334</text:p>
          </table:table-cell>
          <table:table-cell table:number-columns-repeated="16367"/>
        </table:table-row>
        <table:table-row table:style-name="ro5"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.05" table:formula="msoxl:=D22/$C$11" table:style-name="ce1">
            <text:p>1.05</text:p>
          </table:table-cell>
          <table:table-cell office:value-type="float" office:value="0.95238095238095233" table:formula="msoxl:=1/E22" table:style-name="ce1">
            <text:p>0.952380952</text:p>
          </table:table-cell>
          <table:table-cell office:value-type="float" office:value="5.9839860068376947" table:formula="msoxl:=2*$E$2*F22" table:style-name="ce1">
            <text:p>5.983986007</text:p>
          </table:table-cell>
          <table:table-cell table:number-columns-repeated="16377" table:style-name="ce1"/>
        </table:table-row>
        <table:table-row table:style-name="ro5">
          <table:table-cell table:number-columns-repeated="3" table:style-name="ce1"/>
          <table:table-cell office:value-type="float" office:value="20.8" table:style-name="ce1">
            <text:p>20.8</text:p>
          </table:table-cell>
          <table:table-cell office:value-type="float" office:value="1.04" table:formula="msoxl:=D23/$C$11" table:style-name="ce1">
            <text:p>1.04</text:p>
          </table:table-cell>
          <table:table-cell office:value-type="float" office:value="0.96153846153846145" table:formula="msoxl:=1/E23" table:style-name="ce1">
            <text:p>0.961538462</text:p>
          </table:table-cell>
          <table:table-cell office:value-type="float" office:value="6.0415243338265183" table:formula="msoxl:=2*$E$2*F23" table:style-name="ce1">
            <text:p>6.041524334</text:p>
          </table:table-cell>
          <table:table-cell table:number-columns-repeated="16377" table:style-name="ce1"/>
        </table:table-row>
        <table:table-row table:number-rows-repeated="4" table:style-name="ro3">
          <table:table-cell table:number-columns-repeated="16384"/>
        </table:table-row>
        <table:table-row table:style-name="ro2">
          <table:table-cell office:value-type="string" table:style-name="ce1">
            <text:p>Gegenphase</text:p>
          </table:table-cell>
          <table:table-cell office:value-type="string" table:style-name="ce1">
            <text:p>t_ome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g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table:number-columns-repeated="3" table:style-name="ce1"/>
          <table:table-cell office:value-type="string" table:style-name="ce1">
            <text:p>Gegenphase</text:p>
          </table:table-cell>
          <table:table-cell office:value-type="string" table:style-name="ce1">
            <text:p>t_ome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g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table:number-columns-repeated="16367"/>
        </table:table-row>
        <table:table-row table:style-name="ro5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.97" table:formula="msoxl:=D29/$C$29" table:style-name="ce1">
            <text:p>0.97</text:p>
          </table:table-cell>
          <table:table-cell office:value-type="float" office:value="1.0309278350515465" table:formula="msoxl:=1/E29" table:style-name="ce1">
            <text:p>1.030927835</text:p>
          </table:table-cell>
          <table:table-cell office:value-type="float" office:value="6.477510625958331" table:formula="msoxl:=2*$E$2*F29" table:style-name="ce1">
            <text:p>6.477510626</text:p>
          </table:table-cell>
          <table:table-cell table:number-columns-repeated="5" table:style-name="ce1"/>
          <table:table-cell office:value-type="float" office:value="50" table:style-name="ce1">
            <text:p>50</text:p>
          </table:table-cell>
          <table:table-cell office:value-type="float" office:value="49.8" table:style-name="ce1">
            <text:p>49.8</text:p>
          </table:table-cell>
          <table:table-cell office:value-type="float" office:value="0.996" table:formula="msoxl:=N29/$M$29" table:style-name="ce1">
            <text:p>0.996</text:p>
          </table:table-cell>
          <table:table-cell office:value-type="float" office:value="1.0040160642570282" table:formula="msoxl:=1/O29" table:style-name="ce1">
            <text:p>1.004016064</text:p>
          </table:table-cell>
          <table:table-cell office:value-type="float" office:value="6.3084189831120288" table:formula="msoxl:=2*$E$2*P29" table:style-name="ce1">
            <text:p>6.308418983</text:p>
          </table:table-cell>
          <table:table-cell table:number-columns-repeated="16367"/>
        </table:table-row>
        <table:table-row table:style-name="ro5"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0.95" table:formula="msoxl:=D30/$C$29" table:style-name="ce1">
            <text:p>0.95</text:p>
          </table:table-cell>
          <table:table-cell office:value-type="float" office:value="1.0526315789473684" table:formula="msoxl:=1/E30" table:style-name="ce1">
            <text:p>1.052631579</text:p>
          </table:table-cell>
          <table:table-cell office:value-type="float" office:value="6.6138792707153469" table:formula="msoxl:=2*$E$2*F30" table:style-name="ce1">
            <text:p>6.613879271</text:p>
          </table:table-cell>
          <table:table-cell table:number-columns-repeated="6" table:style-name="ce1"/>
          <table:table-cell office:value-type="float" office:value="49.6" table:style-name="ce1">
            <text:p>49.6</text:p>
          </table:table-cell>
          <table:table-cell office:value-type="float" office:value="0.99199999999999999" table:formula="msoxl:=N30/$M$29" table:style-name="ce1">
            <text:p>0.992</text:p>
          </table:table-cell>
          <table:table-cell office:value-type="float" office:value="1.0080645161290323" table:formula="msoxl:=1/O30" table:style-name="ce1">
            <text:p>1.008064516</text:p>
          </table:table-cell>
          <table:table-cell office:value-type="float" office:value="6.3338561564310281" table:formula="msoxl:=2*$E$2*P30" table:style-name="ce1">
            <text:p>6.333856156</text:p>
          </table:table-cell>
          <table:table-cell table:number-columns-repeated="16367"/>
        </table:table-row>
        <table:table-row table:style-name="ro5"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0.95" table:formula="msoxl:=D31/$C$29" table:style-name="ce1">
            <text:p>0.95</text:p>
          </table:table-cell>
          <table:table-cell office:value-type="float" office:value="1.0526315789473684" table:formula="msoxl:=1/E31" table:style-name="ce1">
            <text:p>1.052631579</text:p>
          </table:table-cell>
          <table:table-cell office:value-type="float" office:value="6.6138792707153469" table:formula="msoxl:=2*$E$2*F31" table:style-name="ce1">
            <text:p>6.613879271</text:p>
          </table:table-cell>
          <table:table-cell table:number-columns-repeated="16377" table:style-name="ce1"/>
        </table:table-row>
        <table:table-row table:style-name="ro5"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0.95" table:formula="msoxl:=D32/$C$29" table:style-name="ce1">
            <text:p>0.95</text:p>
          </table:table-cell>
          <table:table-cell office:value-type="float" office:value="1.0526315789473684" table:formula="msoxl:=1/E32" table:style-name="ce1">
            <text:p>1.052631579</text:p>
          </table:table-cell>
          <table:table-cell office:value-type="float" office:value="6.6138792707153469" table:formula="msoxl:=2*$E$2*F32" table:style-name="ce1">
            <text:p>6.613879271</text:p>
          </table:table-cell>
          <table:table-cell table:number-columns-repeated="16377" table:style-name="ce1"/>
        </table:table-row>
        <table:table-row table:style-name="ro5"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48.2" table:style-name="ce1">
            <text:p>48.2</text:p>
          </table:table-cell>
          <table:table-cell office:value-type="float" office:value="0.96400000000000008" table:formula="msoxl:=D33/$C$33" table:style-name="ce1">
            <text:p>0.964</text:p>
          </table:table-cell>
          <table:table-cell office:value-type="float" office:value="1.0373443983402488" table:formula="msoxl:=1/E33" table:style-name="ce1">
            <text:p>1.037344398</text:p>
          </table:table-cell>
          <table:table-cell office:value-type="float" office:value="6.5178270821364928" table:formula="msoxl:=2*$E$2*F33" table:style-name="ce1">
            <text:p>6.517827082</text:p>
          </table:table-cell>
          <table:table-cell table:number-columns-repeated="16377" table:style-name="ce1"/>
        </table:table-row>
        <table:table-row table:style-name="ro5">
          <table:table-cell table:number-columns-repeated="3" table:style-name="ce1"/>
          <table:table-cell office:value-type="float" office:value="48.2" table:style-name="ce1">
            <text:p>48.2</text:p>
          </table:table-cell>
          <table:table-cell office:value-type="float" office:value="0.96400000000000008" table:formula="msoxl:=D34/$C$33" table:style-name="ce1">
            <text:p>0.964</text:p>
          </table:table-cell>
          <table:table-cell office:value-type="float" office:value="1.0373443983402488" table:formula="msoxl:=1/E34" table:style-name="ce1">
            <text:p>1.037344398</text:p>
          </table:table-cell>
          <table:table-cell office:value-type="float" office:value="6.5178270821364928" table:formula="msoxl:=2*$E$2*F34" table:style-name="ce1">
            <text:p>6.517827082</text:p>
          </table:table-cell>
          <table:table-cell table:number-columns-repeated="16377" table:style-name="ce1"/>
        </table:table-row>
        <table:table-row table:number-rows-repeated="6" table:style-name="ro3">
          <table:table-cell table:number-columns-repeated="16384"/>
        </table:table-row>
        <table:table-row table:style-name="ro2">
          <table:table-cell office:value-type="string" table:style-name="ce1">
            <text:p>Nullstar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g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table:number-columns-repeated="3" table:style-name="ce1"/>
          <table:table-cell office:value-type="string" table:style-name="ce1">
            <text:p>Nullstar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g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table:number-columns-repeated="16367"/>
        </table:table-row>
        <table:table-row table:style-name="ro5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" table:formula="msoxl:=D42/$C$42" table:style-name="ce1">
            <text:p>1</text:p>
          </table:table-cell>
          <table:table-cell office:value-type="float" office:value="1" table:formula="msoxl:=1/E42" table:style-name="ce1">
            <text:p>1</text:p>
          </table:table-cell>
          <table:table-cell office:value-type="float" office:value="6.28318530717958" table:formula="msoxl:=2*$E$2*F42" table:style-name="ce1">
            <text:p>6.283185307</text:p>
          </table:table-cell>
          <table:table-cell table:number-columns-repeated="5"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msoxl:=N42/$M$42" table:style-name="ce1">
            <text:p>1</text:p>
          </table:table-cell>
          <table:table-cell office:value-type="float" office:value="1" table:formula="msoxl:=1/O42" table:style-name="ce1">
            <text:p>1</text:p>
          </table:table-cell>
          <table:table-cell office:value-type="float" office:value="6.28318530717958" table:formula="msoxl:=2*$E$2*P42" table:style-name="ce1">
            <text:p>6.283185307</text:p>
          </table:table-cell>
          <table:table-cell table:number-columns-repeated="16367"/>
        </table:table-row>
        <table:table-row table:style-name="ro5"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" table:formula="msoxl:=D43/$C$42" table:style-name="ce1">
            <text:p>1</text:p>
          </table:table-cell>
          <table:table-cell office:value-type="float" office:value="1" table:formula="msoxl:=1/E43" table:style-name="ce1">
            <text:p>1</text:p>
          </table:table-cell>
          <table:table-cell office:value-type="float" office:value="6.28318530717958" table:formula="msoxl:=2*$E$2*F43" table:style-name="ce1">
            <text:p>6.283185307</text:p>
          </table:table-cell>
          <table:table-cell table:number-columns-repeated="6" table:style-name="ce1"/>
          <table:table-cell office:value-type="float" office:value="49.8" table:style-name="ce1">
            <text:p>49.8</text:p>
          </table:table-cell>
          <table:table-cell office:value-type="float" office:value="0.996" table:formula="msoxl:=N43/$M$42" table:style-name="ce1">
            <text:p>0.996</text:p>
          </table:table-cell>
          <table:table-cell office:value-type="float" office:value="1.0040160642570282" table:formula="msoxl:=1/O43" table:style-name="ce1">
            <text:p>1.004016064</text:p>
          </table:table-cell>
          <table:table-cell office:value-type="float" office:value="6.3084189831120288" table:formula="msoxl:=2*$E$2*P43" table:style-name="ce1">
            <text:p>6.308418983</text:p>
          </table:table-cell>
          <table:table-cell table:number-columns-repeated="16367"/>
        </table:table-row>
        <table:table-row table:style-name="ro5">
          <table:table-cell table:number-columns-repeated="3" table:style-name="ce1"/>
          <table:table-cell office:value-type="float" office:value="20.399999999999999" table:style-name="ce1">
            <text:p>20.4</text:p>
          </table:table-cell>
          <table:table-cell office:value-type="float" office:value="1.02" table:formula="msoxl:=D44/$C$42" table:style-name="ce1">
            <text:p>1.02</text:p>
          </table:table-cell>
          <table:table-cell office:value-type="float" office:value="0.98039215686274506" table:formula="msoxl:=1/E44" table:style-name="ce1">
            <text:p>0.980392157</text:p>
          </table:table-cell>
          <table:table-cell office:value-type="float" office:value="6.1599855952740974" table:formula="msoxl:=2*$E$2*F44" table:style-name="ce1">
            <text:p>6.159985595</text:p>
          </table:table-cell>
          <table:table-cell table:number-columns-repeated="16377" table:style-name="ce1"/>
        </table:table-row>
        <table:table-row table:style-name="ro5"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" table:formula="msoxl:=D45/$C$42" table:style-name="ce1">
            <text:p>1</text:p>
          </table:table-cell>
          <table:table-cell office:value-type="float" office:value="1" table:formula="msoxl:=1/E45" table:style-name="ce1">
            <text:p>1</text:p>
          </table:table-cell>
          <table:table-cell office:value-type="float" office:value="6.28318530717958" table:formula="msoxl:=2*$E$2*F45" table:style-name="ce1">
            <text:p>6.283185307</text:p>
          </table:table-cell>
          <table:table-cell table:number-columns-repeated="16377" table:style-name="ce1"/>
        </table:table-row>
        <table:table-row table:style-name="ro5"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0.96" table:formula="msoxl:=D46/$C$46" table:style-name="ce1">
            <text:p>0.96</text:p>
          </table:table-cell>
          <table:table-cell office:value-type="float" office:value="1.0416666666666667" table:formula="msoxl:=1/E46" table:style-name="ce1">
            <text:p>1.041666667</text:p>
          </table:table-cell>
          <table:table-cell office:value-type="float" office:value="6.54498469497873" table:formula="msoxl:=2*$E$2*F46" table:style-name="ce1">
            <text:p>6.544984695</text:p>
          </table:table-cell>
          <table:table-cell table:number-columns-repeated="16377" table:style-name="ce1"/>
        </table:table-row>
        <table:table-row table:style-name="ro5">
          <table:table-cell table:number-columns-repeated="3" table:style-name="ce1"/>
          <table:table-cell office:value-type="float" office:value="48.2" table:style-name="ce1">
            <text:p>48.2</text:p>
          </table:table-cell>
          <table:table-cell office:value-type="float" office:value="0.96400000000000008" table:formula="msoxl:=D47/$C$46" table:style-name="ce1">
            <text:p>0.964</text:p>
          </table:table-cell>
          <table:table-cell office:value-type="float" office:value="1.0373443983402488" table:formula="msoxl:=1/E47" table:style-name="ce1">
            <text:p>1.037344398</text:p>
          </table:table-cell>
          <table:table-cell office:value-type="float" office:value="6.5178270821364928" table:formula="msoxl:=2*$E$2*F47" table:style-name="ce1">
            <text:p>6.517827082</text:p>
          </table:table-cell>
          <table:table-cell table:number-columns-repeated="16377" table:style-name="ce1"/>
        </table:table-row>
        <table:table-row table:number-rows-repeated="6" table:style-name="ro3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T_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g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table:number-columns-repeated="4" table:style-name="ce1"/>
          <table:table-cell office:value-type="string" table:style-name="ce1">
            <text:p>T_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g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table:number-columns-repeated="16367"/>
        </table:table-row>
        <table:table-row table:style-name="ro5"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63.5" table:style-name="ce1">
            <text:p>63.5</text:p>
          </table:table-cell>
          <table:table-cell office:value-type="float" office:value="12.7" table:formula="msoxl:=D55/$C$55" table:style-name="ce1">
            <text:p>12.7</text:p>
          </table:table-cell>
          <table:table-cell office:value-type="float" office:value="7.874015748031496E-2" table:formula="msoxl:=1/E55" table:style-name="ce1">
            <text:p>0.078740157</text:p>
          </table:table-cell>
          <table:table-cell office:value-type="float" office:value="0.49473900056532127" table:formula="msoxl:=2*$E$2*F55" table:style-name="ce1">
            <text:p>0.494739001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13.2" table:formula="msoxl:=N55/$C$55" table:style-name="ce1">
            <text:p>13.2</text:p>
          </table:table-cell>
          <table:table-cell office:value-type="float" office:value="7.575757575757576E-2" table:formula="msoxl:=1/O55" table:style-name="ce1">
            <text:p>0.075757576</text:p>
          </table:table-cell>
          <table:table-cell office:value-type="float" office:value="0.47599888690754394" table:formula="msoxl:=2*$E$2*P55" table:style-name="ce1">
            <text:p>0.475998887</text:p>
          </table:table-cell>
          <table:table-cell table:number-columns-repeated="16367"/>
        </table:table-row>
        <table:table-row table:style-name="ro5"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12.8" table:formula="msoxl:=D56/$C$55" table:style-name="ce1">
            <text:p>12.8</text:p>
          </table:table-cell>
          <table:table-cell office:value-type="float" office:value="7.8125E-2" table:formula="msoxl:=1/E56" table:style-name="ce1">
            <text:p>0.078125</text:p>
          </table:table-cell>
          <table:table-cell office:value-type="float" office:value="0.49087385212340467" table:formula="msoxl:=2*$E$2*F56" table:style-name="ce1">
            <text:p>0.490873852</text:p>
          </table:table-cell>
          <table:table-cell table:number-columns-repeated="6" table:style-name="ce1"/>
          <table:table-cell office:value-type="float" office:value="65.8" table:style-name="ce1">
            <text:p>65.8</text:p>
          </table:table-cell>
          <table:table-cell office:value-type="float" office:value="13.16" table:formula="msoxl:=N56/$C$55" table:style-name="ce1">
            <text:p>13.16</text:p>
          </table:table-cell>
          <table:table-cell office:value-type="float" office:value="7.598784194528875E-2" table:formula="msoxl:=1/O56" table:style-name="ce1">
            <text:p>0.075987842</text:p>
          </table:table-cell>
          <table:table-cell office:value-type="float" office:value="0.47744569203492249" table:formula="msoxl:=2*$E$2*P56" table:style-name="ce1">
            <text:p>0.477445692</text:p>
          </table:table-cell>
          <table:table-cell table:number-columns-repeated="16367"/>
        </table:table-row>
        <table:table-row table:style-name="ro5">
          <table:table-cell table:number-columns-repeated="3" table:style-name="ce1"/>
          <table:table-cell office:value-type="float" office:value="63.8" table:style-name="ce1">
            <text:p>63.8</text:p>
          </table:table-cell>
          <table:table-cell office:value-type="float" office:value="12.76" table:formula="msoxl:=D57/$C$55" table:style-name="ce1">
            <text:p>12.76</text:p>
          </table:table-cell>
          <table:table-cell office:value-type="float" office:value="7.8369905956112859E-2" table:formula="msoxl:=1/E57" table:style-name="ce1">
            <text:p>0.078369906</text:p>
          </table:table-cell>
          <table:table-cell office:value-type="float" office:value="0.4924126416284938" table:formula="msoxl:=2*$E$2*F57" table:style-name="ce1">
            <text:p>0.492412642</text:p>
          </table:table-cell>
          <table:table-cell table:number-columns-repeated="6" table:style-name="ce1"/>
          <table:table-cell office:value-type="float" office:value="66.8" table:style-name="ce1">
            <text:p>66.8</text:p>
          </table:table-cell>
          <table:table-cell office:value-type="float" office:value="13.36" table:formula="msoxl:=N57/$C$55" table:style-name="ce1">
            <text:p>13.36</text:p>
          </table:table-cell>
          <table:table-cell office:value-type="float" office:value="7.4850299401197612E-2" table:formula="msoxl:=1/O57" table:style-name="ce1">
            <text:p>0.074850299</text:p>
          </table:table-cell>
          <table:table-cell office:value-type="float" office:value="0.47029830143559737" table:formula="msoxl:=2*$E$2*P57" table:style-name="ce1">
            <text:p>0.470298301</text:p>
          </table:table-cell>
          <table:table-cell table:number-columns-repeated="16367"/>
        </table:table-row>
        <table:table-row table:style-name="ro5">
          <table:table-cell table:number-columns-repeated="3" table:style-name="ce1"/>
          <table:table-cell office:value-type="float" office:value="63" table:style-name="ce1">
            <text:p>63</text:p>
          </table:table-cell>
          <table:table-cell office:value-type="float" office:value="12.6" table:formula="msoxl:=D58/$C$55" table:style-name="ce1">
            <text:p>12.6</text:p>
          </table:table-cell>
          <table:table-cell office:value-type="float" office:value="7.9365079365079361E-2" table:formula="msoxl:=1/E58" table:style-name="ce1">
            <text:p>0.079365079</text:p>
          </table:table-cell>
          <table:table-cell office:value-type="float" office:value="0.49866550056980791" table:formula="msoxl:=2*$E$2*F58" table:style-name="ce1">
            <text:p>0.498665501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1">
            <text:p>dx1[m]</text:p>
          </table:table-cell>
          <table:table-cell office:value-type="string" table:style-name="ce1">
            <text:p>Dx_2[m]</text:p>
          </table:table-cell>
          <table:table-cell office:value-type="string" table:style-name="ce1">
            <text:p>phi1</text:p>
          </table:table-cell>
          <table:table-cell office:value-type="string" table:style-name="ce1">
            <text:p>phi2</text:p>
          </table:table-cell>
          <table:table-cell office:value-type="string" table:style-name="ce1">
            <text:p>k</text:p>
          </table:table-cell>
          <table:table-cell table:number-columns-repeated="4" table:style-name="ce1"/>
          <table:table-cell office:value-type="string" table:style-name="ce1">
            <text:p>dx1[m]</text:p>
          </table:table-cell>
          <table:table-cell office:value-type="string" table:style-name="ce1">
            <text:p>Dx_2[m]</text:p>
          </table:table-cell>
          <table:table-cell office:value-type="string" table:style-name="ce1">
            <text:p>phi1</text:p>
          </table:table-cell>
          <table:table-cell office:value-type="string" table:style-name="ce1">
            <text:p>phi2</text:p>
          </table:table-cell>
          <table:table-cell office:value-type="string" table:style-name="ce1">
            <text:p>k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0.45" table:style-name="ce1">
            <text:p>0.45</text:p>
          </table:table-cell>
          <table:table-cell office:value-type="float" office:value="5" table:style-name="ce1">
            <text:p>5</text:p>
          </table:table-cell>
          <table:table-cell office:value-type="float" office:value="0.84960000000000002" table:style-name="ce1">
            <text:p>0.8496</text:p>
          </table:table-cell>
          <table:table-cell office:value-type="float" office:value="9.4824000000000002" table:style-name="ce1">
            <text:p>9.4824</text:p>
          </table:table-cell>
          <table:table-cell office:value-type="float" office:value="8.959757023538345E-2" table:formula="msoxl:=D62/E62" table:style-name="ce1">
            <text:p>0.08959757</text:p>
          </table:table-cell>
          <table:table-cell table:number-columns-repeated="4" table:style-name="ce1"/>
          <table:table-cell office:value-type="float" office:value="0.32500000000000001" table:style-name="ce1">
            <text:p>0.325</text:p>
          </table:table-cell>
          <table:table-cell office:value-type="float" office:value="5" table:style-name="ce1">
            <text:p>5</text:p>
          </table:table-cell>
          <table:table-cell office:value-type="float" office:value="0.61360000000000003" table:style-name="ce1">
            <text:p>0.6136</text:p>
          </table:table-cell>
          <table:table-cell office:value-type="float" office:value="9.4824000000000002" table:style-name="ce1">
            <text:p>9.4824</text:p>
          </table:table-cell>
          <table:table-cell office:value-type="float" office:value="6.470935628111027E-2" table:formula="msoxl:=M62/N62" table:style-name="ce1">
            <text:p>0.06470935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l [cm]</text:p>
          </table:table-cell>
          <table:table-cell table:number-columns-repeated="8" table:style-name="ce1"/>
          <table:table-cell office:value-type="string" table:style-name="ce1">
            <text:p>l [cm]</text:p>
          </table:table-cell>
          <table:table-cell table:number-columns-repeated="16374" table:style-name="ce1"/>
        </table:table-row>
        <table:table-row table:style-name="ro1">
          <table:table-cell office:value-type="float" office:value="30.35" table:style-name="ce1">
            <text:p>30.35</text:p>
          </table:table-cell>
          <table:table-cell table:number-columns-repeated="8" table:style-name="ce1"/>
          <table:table-cell office:value-type="float" office:value="30.35" table:style-name="ce1">
            <text:p>30.35</text:p>
          </table:table-cell>
          <table:table-cell table:number-columns-repeated="16374" table:style-name="ce1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</office:automatic-styles>
  <office:master-styles>
    <style:master-page style:name="mp1" style:page-layout-name="pm1">
      <style:header>
        <text:p><text:page-count>99</text:page-count></text:p>
      </style:header>
      <style:header-left style:display="false"/>
      <style:footer>
        <text:p>Page<text:s/><text:file-name text:display="path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ianluca</meta:initial-creator>
    <dc:creator>Gian-Luca Mateo</dc:creator>
    <meta:creation-date>2013-04-18T12:47:54Z</meta:creation-date>
    <dc:date>2013-04-23T15:21:16Z</dc:date>
    <meta:editing-cycles>0</meta:editing-cycles>
    <meta:editing-duration>PT0S</meta:editing-duration>
  </office:meta>
</office:document-meta>
</file>